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überschlagsrechnung zu DCM, LWC</text:p>
          </table:table-cell>
          <table:table-cell table:number-columns-repeated="3"/>
          <table:table-cell office:value-type="string" calcext:value-type="string">
            <text:p>Dichte von Wasser 0 grad</text:p>
          </table:table-cell>
          <table:table-cell table:style-name="ce2" office:value-type="float" office:value="0.99987" calcext:value-type="float">
            <text:p>0.99987</text:p>
          </table:table-cell>
          <table:table-cell office:value-type="string" calcext:value-type="string">
            <text:p>kg/dm</text:p>
          </table:table-cell>
          <table:table-cell office:value-type="string" calcext:value-type="string">
            <text:p>vernachlässigbar, für erste rechnung</text:p>
          </table:table-cell>
          <table:table-cell table:number-columns-repeated="2"/>
          <table:table-cell office:value-type="string" calcext:value-type="string">
            <text:p>https://blog.prepscholar.com/what-is-the-density-of-water</text:p>
          </table:table-cell>
          <table:table-cell office:value-type="string" calcext:value-type="string">
            <text:p>https://www.studimup-physik.de/themen/w%C3%A4rmelehre/spezifische-schmelzw%C3%A4rme/</text:p>
          </table:table-cell>
          <table:table-cell/>
        </table:table-row>
        <table:table-row table:style-name="ro2">
          <table:table-cell office:value-type="string" calcext:value-type="string">
            <text:p>Von 0 grad bis 4 gard celsi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chte von Eis 0 grad</text:p>
          </table:table-cell>
          <table:table-cell office:value-type="float" office:value="0.919" calcext:value-type="float">
            <text:p>0.919</text:p>
          </table:table-cell>
          <table:table-cell table:style-name="ce2" office:value-type="string" calcext:value-type="string">
            <text:p>0.919  gram per cubic centimeter</text:p>
          </table:table-cell>
          <table:table-cell table:number-columns-repeated="3"/>
          <table:table-cell office:value-type="string" calcext:value-type="string">
            <text:p>https://www.aqua-calc.com/page/density-table/substance/ice-coma-and-blank-solid</text:p>
          </table:table-cell>
          <table:table-cell office:value-type="string" calcext:value-type="string">
            <text:p>https://www.studimup-physik.de/themen/w%C3%A4rmelehre/w%C3%A4rmekapazit%C3%A4t-c/</text:p>
          </table:table-cell>
          <table:table-cell/>
        </table:table-row>
        <table:table-row table:style-name="ro1">
          <table:table-cell office:value-type="string" calcext:value-type="string">
            <text:p>Volumen (frei wählbar, auf 1 kg gestellt) 2 cmx2cmx2cm</text:p>
          </table:table-cell>
          <table:table-cell table:formula="of:=0.1031^3" office:value-type="float" office:value="0.001095912791" calcext:value-type="float">
            <text:p>0.001095912791</text:p>
          </table:table-cell>
          <table:table-cell office:value-type="string" calcext:value-type="string">
            <text:p>M^3</text:p>
          </table:table-cell>
          <table:table-cell/>
          <table:table-cell office:value-type="string" calcext:value-type="string">
            <text:p>schmelzentalpie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kJ/kg</text:p>
          </table:table-cell>
          <table:table-cell/>
          <table:table-cell office:value-type="string" calcext:value-type="string">
            <text:p>Heizleistung kW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 calcext:value-type="string">
            <text:p>Spezifische Wärmekapazitäten</text:p>
          </table:table-cell>
          <table:table-cell table:style-name="ce2" office:value-type="float" office:value="4.183" calcext:value-type="float">
            <text:p>4.183</text:p>
          </table:table-cell>
          <table:table-cell table:style-name="ce2" office:value-type="string" calcext:value-type="string">
            <text:p>kJ/kg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WC in Volumenproz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WC in Gewichtsprozent</text:p>
          </table:table-cell>
          <table:table-cell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4" calcext:value-type="float">
            <text:p>4</text:p>
          </table:table-cell>
          <table:table-cell table:formula="of:=[.H5]" office:value-type="float" office:value="5" calcext:value-type="float">
            <text:p>5</text:p>
          </table:table-cell>
          <table:table-cell table:formula="of:=[.I5]" office:value-type="float" office:value="6" calcext:value-type="float">
            <text:p>6</text:p>
          </table:table-cell>
          <table:table-cell table:formula="of:=[.J5]" office:value-type="float" office:value="7" calcext:value-type="float">
            <text:p>7</text:p>
          </table:table-cell>
          <table:table-cell table:formula="of:=[.K5]" office:value-type="float" office:value="8" calcext:value-type="float">
            <text:p>8</text:p>
          </table:table-cell>
          <table:table-cell table:formula="of:=[.L5]" office:value-type="float" office:value="9" calcext:value-type="float">
            <text:p>9</text:p>
          </table:table-cell>
          <table:table-cell table:formula="of:=[.M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nee in Volumenproz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nee in Gewicht Anteil</text:p>
          </table:table-cell>
          <table:table-cell/>
          <table:table-cell table:formula="of:=1-[.C6]/100" office:value-type="float" office:value="1" calcext:value-type="float">
            <text:p>1</text:p>
          </table:table-cell>
          <table:table-cell table:formula="of:=1-[.D6]/100" office:value-type="float" office:value="0.99" calcext:value-type="float">
            <text:p>0.99</text:p>
          </table:table-cell>
          <table:table-cell table:formula="of:=1-[.E6]/100" office:value-type="float" office:value="0.98" calcext:value-type="float">
            <text:p>0.98</text:p>
          </table:table-cell>
          <table:table-cell table:formula="of:=1-[.F6]/100" office:value-type="float" office:value="0.97" calcext:value-type="float">
            <text:p>0.97</text:p>
          </table:table-cell>
          <table:table-cell table:formula="of:=1-[.G6]/100" office:value-type="float" office:value="0.96" calcext:value-type="float">
            <text:p>0.96</text:p>
          </table:table-cell>
          <table:table-cell table:formula="of:=1-[.H6]/100" office:value-type="float" office:value="0.95" calcext:value-type="float">
            <text:p>0.95</text:p>
          </table:table-cell>
          <table:table-cell table:formula="of:=1-[.I6]/100" office:value-type="float" office:value="0.94" calcext:value-type="float">
            <text:p>0.94</text:p>
          </table:table-cell>
          <table:table-cell table:formula="of:=1-[.J6]/100" office:value-type="float" office:value="0.93" calcext:value-type="float">
            <text:p>0.93</text:p>
          </table:table-cell>
          <table:table-cell table:formula="of:=1-[.K6]/100" office:value-type="float" office:value="0.92" calcext:value-type="float">
            <text:p>0.92</text:p>
          </table:table-cell>
          <table:table-cell table:formula="of:=1-[.L6]/100" office:value-type="float" office:value="0.91" calcext:value-type="float">
            <text:p>0.91</text:p>
          </table:table-cell>
          <table:table-cell table:formula="of:=1-[.M6]/10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wicht EIs der Probe kg</text:p>
          </table:table-cell>
          <table:table-cell/>
          <table:table-cell table:formula="of:=[.$B3]*[.$F2]*1000*[.C8]" office:value-type="float" office:value="1.007143854929" calcext:value-type="float">
            <text:p>1.007143854929</text:p>
          </table:table-cell>
          <table:table-cell table:formula="of:=[.$B3]*[.$F2]*1000*[.D8]" office:value-type="float" office:value="0.99707241637971" calcext:value-type="float">
            <text:p>0.99707241637971</text:p>
          </table:table-cell>
          <table:table-cell table:formula="of:=[.$B3]*[.$F2]*1000*[.E8]" office:value-type="float" office:value="0.98700097783042" calcext:value-type="float">
            <text:p>0.98700097783042</text:p>
          </table:table-cell>
          <table:table-cell table:formula="of:=[.$B3]*[.$F2]*1000*[.F8]" office:value-type="float" office:value="0.97692953928113" calcext:value-type="float">
            <text:p>0.97692953928113</text:p>
          </table:table-cell>
          <table:table-cell table:formula="of:=[.$B3]*[.$F2]*1000*[.G8]" office:value-type="float" office:value="0.96685810073184" calcext:value-type="float">
            <text:p>0.96685810073184</text:p>
          </table:table-cell>
          <table:table-cell table:formula="of:=[.$B3]*[.$F2]*1000*[.H8]" office:value-type="float" office:value="0.95678666218255" calcext:value-type="float">
            <text:p>0.95678666218255</text:p>
          </table:table-cell>
          <table:table-cell table:formula="of:=[.$B3]*[.$F2]*1000*[.I8]" office:value-type="float" office:value="0.94671522363326" calcext:value-type="float">
            <text:p>0.94671522363326</text:p>
          </table:table-cell>
          <table:table-cell table:formula="of:=[.$B3]*[.$F2]*1000*[.J8]" office:value-type="float" office:value="0.93664378508397" calcext:value-type="float">
            <text:p>0.93664378508397</text:p>
          </table:table-cell>
          <table:table-cell table:formula="of:=[.$B3]*[.$F2]*1000*[.K8]" office:value-type="float" office:value="0.92657234653468" calcext:value-type="float">
            <text:p>0.92657234653468</text:p>
          </table:table-cell>
          <table:table-cell table:formula="of:=[.$B3]*[.$F2]*1000*[.L8]" office:value-type="float" office:value="0.91650090798539" calcext:value-type="float">
            <text:p>0.91650090798539</text:p>
          </table:table-cell>
          <table:table-cell table:formula="of:=[.$B3]*[.$F2]*1000*[.M8]" office:value-type="float" office:value="0.9064294694361" calcext:value-type="float">
            <text:p>0.9064294694361</text:p>
          </table:table-cell>
        </table:table-row>
        <table:table-row table:style-name="ro1">
          <table:table-cell office:value-type="string" calcext:value-type="string">
            <text:p>gewicht gesamt</text:p>
          </table:table-cell>
          <table:table-cell/>
          <table:table-cell table:formula="of:=([.$B3]*[.$F2]*[.C8]+[.$B3]*[.$F1]*(1-[.C8]))*1000" office:value-type="float" office:value="1.007143854929" calcext:value-type="float">
            <text:p>1.007143854929</text:p>
          </table:table-cell>
          <table:table-cell table:formula="of:=([.$B3]*[.$F2]*[.D8]+[.$B3]*[.$F1]*(1-[.D8]))*1000" office:value-type="float" office:value="1.00803011960308" calcext:value-type="float">
            <text:p>1.00803011960308</text:p>
          </table:table-cell>
          <table:table-cell table:formula="of:=([.$B3]*[.$F2]*[.E8]+[.$B3]*[.$F1]*(1-[.E8]))*1000" office:value-type="float" office:value="1.00891638427716" calcext:value-type="float">
            <text:p>1.00891638427716</text:p>
          </table:table-cell>
          <table:table-cell table:formula="of:=([.$B3]*[.$F2]*[.F8]+[.$B3]*[.$F1]*(1-[.F8]))*1000" office:value-type="float" office:value="1.00980264895125" calcext:value-type="float">
            <text:p>1.00980264895125</text:p>
          </table:table-cell>
          <table:table-cell table:formula="of:=([.$B3]*[.$F2]*[.G8]+[.$B3]*[.$F1]*(1-[.G8]))*1000" office:value-type="float" office:value="1.01068891362533" calcext:value-type="float">
            <text:p>1.01068891362533</text:p>
          </table:table-cell>
          <table:table-cell table:formula="of:=([.$B3]*[.$F2]*[.H8]+[.$B3]*[.$F1]*(1-[.H8]))*1000" office:value-type="float" office:value="1.01157517829941" calcext:value-type="float">
            <text:p>1.01157517829941</text:p>
          </table:table-cell>
          <table:table-cell table:formula="of:=([.$B3]*[.$F2]*[.I8]+[.$B3]*[.$F1]*(1-[.I8]))*1000" office:value-type="float" office:value="1.01246144297349" calcext:value-type="float">
            <text:p>1.01246144297349</text:p>
          </table:table-cell>
          <table:table-cell table:formula="of:=([.$B3]*[.$F2]*[.J8]+[.$B3]*[.$F1]*(1-[.J8]))*1000" office:value-type="float" office:value="1.01334770764757" calcext:value-type="float">
            <text:p>1.01334770764757</text:p>
          </table:table-cell>
          <table:table-cell table:formula="of:=([.$B3]*[.$F2]*[.K8]+[.$B3]*[.$F1]*(1-[.K8]))*1000" office:value-type="float" office:value="1.01423397232165" calcext:value-type="float">
            <text:p>1.01423397232165</text:p>
          </table:table-cell>
          <table:table-cell table:formula="of:=([.$B3]*[.$F2]*[.L8]+[.$B3]*[.$F1]*(1-[.L8]))*1000" office:value-type="float" office:value="1.01512023699574" calcext:value-type="float">
            <text:p>1.01512023699574</text:p>
          </table:table-cell>
          <table:table-cell table:formula="of:=([.$B3]*[.$F2]*[.M8]+[.$B3]*[.$F1]*(1-[.M8]))*1000" office:value-type="float" office:value="1.01600650166982" calcext:value-type="float">
            <text:p>1.016006501669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hmelzenegie kJ</text:p>
          </table:table-cell>
          <table:table-cell/>
          <table:table-cell table:formula="of:=[.C$9]*[.$F$3]" office:value-type="float" office:value="336.386047546286" calcext:value-type="float">
            <text:p>336.386047546286</text:p>
          </table:table-cell>
          <table:table-cell table:formula="of:=[.D$9]*[.$F$3]" office:value-type="float" office:value="333.022187070823" calcext:value-type="float">
            <text:p>333.022187070823</text:p>
          </table:table-cell>
          <table:table-cell table:formula="of:=[.E$9]*[.$F$3]" office:value-type="float" office:value="329.65832659536" calcext:value-type="float">
            <text:p>329.65832659536</text:p>
          </table:table-cell>
          <table:table-cell table:formula="of:=[.F$9]*[.$F$3]" office:value-type="float" office:value="326.294466119897" calcext:value-type="float">
            <text:p>326.294466119897</text:p>
          </table:table-cell>
          <table:table-cell table:formula="of:=[.G$9]*[.$F$3]" office:value-type="float" office:value="322.930605644435" calcext:value-type="float">
            <text:p>322.930605644435</text:p>
          </table:table-cell>
          <table:table-cell table:formula="of:=[.H$9]*[.$F$3]" office:value-type="float" office:value="319.566745168972" calcext:value-type="float">
            <text:p>319.566745168972</text:p>
          </table:table-cell>
          <table:table-cell table:formula="of:=[.I$9]*[.$F$3]" office:value-type="float" office:value="316.202884693509" calcext:value-type="float">
            <text:p>316.202884693509</text:p>
          </table:table-cell>
          <table:table-cell table:formula="of:=[.J$9]*[.$F$3]" office:value-type="float" office:value="312.839024218046" calcext:value-type="float">
            <text:p>312.839024218046</text:p>
          </table:table-cell>
          <table:table-cell table:formula="of:=[.K$9]*[.$F$3]" office:value-type="float" office:value="309.475163742583" calcext:value-type="float">
            <text:p>309.475163742583</text:p>
          </table:table-cell>
          <table:table-cell table:formula="of:=[.L$9]*[.$F$3]" office:value-type="float" office:value="306.11130326712" calcext:value-type="float">
            <text:p>306.11130326712</text:p>
          </table:table-cell>
          <table:table-cell table:formula="of:=[.M$9]*[.$F$3]" office:value-type="float" office:value="302.747442791657" calcext:value-type="float">
            <text:p>302.747442791657</text:p>
          </table:table-cell>
        </table:table-row>
        <table:table-row table:style-name="ro1">
          <table:table-cell office:value-type="string" calcext:value-type="string">
            <text:p>wäremeenergie</text:p>
          </table:table-cell>
          <table:table-cell/>
          <table:table-cell table:formula="of:=[.C10]*[.$B2]*[.$F4]" office:value-type="float" office:value="4.21288274516801" calcext:value-type="float">
            <text:p>4.21288274516801</text:p>
          </table:table-cell>
          <table:table-cell table:formula="of:=[.D10]*[.$B2]*[.$F4]" office:value-type="float" office:value="4.21658999029969" calcext:value-type="float">
            <text:p>4.21658999029969</text:p>
          </table:table-cell>
          <table:table-cell table:formula="of:=[.E10]*[.$B2]*[.$F4]" office:value-type="float" office:value="4.22029723543137" calcext:value-type="float">
            <text:p>4.22029723543137</text:p>
          </table:table-cell>
          <table:table-cell table:formula="of:=[.F10]*[.$B2]*[.$F4]" office:value-type="float" office:value="4.22400448056306" calcext:value-type="float">
            <text:p>4.22400448056306</text:p>
          </table:table-cell>
          <table:table-cell table:formula="of:=[.G10]*[.$B2]*[.$F4]" office:value-type="float" office:value="4.22771172569474" calcext:value-type="float">
            <text:p>4.22771172569474</text:p>
          </table:table-cell>
          <table:table-cell table:formula="of:=[.H10]*[.$B2]*[.$F4]" office:value-type="float" office:value="4.23141897082643" calcext:value-type="float">
            <text:p>4.23141897082643</text:p>
          </table:table-cell>
          <table:table-cell table:formula="of:=[.I10]*[.$B2]*[.$F4]" office:value-type="float" office:value="4.23512621595811" calcext:value-type="float">
            <text:p>4.23512621595811</text:p>
          </table:table-cell>
          <table:table-cell table:formula="of:=[.J10]*[.$B2]*[.$F4]" office:value-type="float" office:value="4.23883346108979" calcext:value-type="float">
            <text:p>4.23883346108979</text:p>
          </table:table-cell>
          <table:table-cell table:formula="of:=[.K10]*[.$B2]*[.$F4]" office:value-type="float" office:value="4.24254070622148" calcext:value-type="float">
            <text:p>4.24254070622148</text:p>
          </table:table-cell>
          <table:table-cell table:formula="of:=[.L10]*[.$B2]*[.$F4]" office:value-type="float" office:value="4.24624795135316" calcext:value-type="float">
            <text:p>4.24624795135316</text:p>
          </table:table-cell>
          <table:table-cell table:formula="of:=[.M10]*[.$B2]*[.$F4]" office:value-type="float" office:value="4.24995519648484" calcext:value-type="float">
            <text:p>4.249955196484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samt enegie</text:p>
          </table:table-cell>
          <table:table-cell/>
          <table:table-cell table:formula="of:=[.C12]+[.C13]" office:value-type="float" office:value="340.598930291454" calcext:value-type="float">
            <text:p>340.598930291454</text:p>
          </table:table-cell>
          <table:table-cell table:formula="of:=[.D12]+[.D13]" office:value-type="float" office:value="337.238777061123" calcext:value-type="float">
            <text:p>337.238777061123</text:p>
          </table:table-cell>
          <table:table-cell table:formula="of:=[.E12]+[.E13]" office:value-type="float" office:value="333.878623830792" calcext:value-type="float">
            <text:p>333.878623830792</text:p>
          </table:table-cell>
          <table:table-cell table:formula="of:=[.F12]+[.F13]" office:value-type="float" office:value="330.51847060046" calcext:value-type="float">
            <text:p>330.51847060046</text:p>
          </table:table-cell>
          <table:table-cell table:formula="of:=[.G12]+[.G13]" office:value-type="float" office:value="327.158317370129" calcext:value-type="float">
            <text:p>327.158317370129</text:p>
          </table:table-cell>
          <table:table-cell table:formula="of:=[.H12]+[.H13]" office:value-type="float" office:value="323.798164139798" calcext:value-type="float">
            <text:p>323.798164139798</text:p>
          </table:table-cell>
          <table:table-cell table:formula="of:=[.I12]+[.I13]" office:value-type="float" office:value="320.438010909467" calcext:value-type="float">
            <text:p>320.438010909467</text:p>
          </table:table-cell>
          <table:table-cell table:formula="of:=[.J12]+[.J13]" office:value-type="float" office:value="317.077857679136" calcext:value-type="float">
            <text:p>317.077857679136</text:p>
          </table:table-cell>
          <table:table-cell table:formula="of:=[.K12]+[.K13]" office:value-type="float" office:value="313.717704448805" calcext:value-type="float">
            <text:p>313.717704448805</text:p>
          </table:table-cell>
          <table:table-cell table:formula="of:=[.L12]+[.L13]" office:value-type="float" office:value="310.357551218473" calcext:value-type="float">
            <text:p>310.357551218473</text:p>
          </table:table-cell>
          <table:table-cell table:formula="of:=[.M12]+[.M13]" office:value-type="float" office:value="306.997397988142" calcext:value-type="float">
            <text:p>306.99739798814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Zeit um zu schmelzen</text:p>
          </table:table-cell>
          <table:table-cell/>
          <table:table-cell table:formula="of:=[.C15]/[.$J3]" office:value-type="float" office:value="189.221627939697" calcext:value-type="float">
            <text:p>189.221627939697</text:p>
          </table:table-cell>
          <table:table-cell table:formula="of:=[.D15]/[.$J3]" office:value-type="float" office:value="187.354876145068" calcext:value-type="float">
            <text:p>187.354876145068</text:p>
          </table:table-cell>
          <table:table-cell table:formula="of:=[.E15]/[.$J3]" office:value-type="float" office:value="185.48812435044" calcext:value-type="float">
            <text:p>185.48812435044</text:p>
          </table:table-cell>
          <table:table-cell table:formula="of:=[.F15]/[.$J3]" office:value-type="float" office:value="183.621372555811" calcext:value-type="float">
            <text:p>183.621372555811</text:p>
          </table:table-cell>
          <table:table-cell table:formula="of:=[.G15]/[.$J3]" office:value-type="float" office:value="181.754620761183" calcext:value-type="float">
            <text:p>181.754620761183</text:p>
          </table:table-cell>
          <table:table-cell table:formula="of:=[.H15]/[.$J3]" office:value-type="float" office:value="179.887868966555" calcext:value-type="float">
            <text:p>179.887868966555</text:p>
          </table:table-cell>
          <table:table-cell table:formula="of:=[.I15]/[.$J3]" office:value-type="float" office:value="178.021117171926" calcext:value-type="float">
            <text:p>178.021117171926</text:p>
          </table:table-cell>
          <table:table-cell table:formula="of:=[.J15]/[.$J3]" office:value-type="float" office:value="176.154365377298" calcext:value-type="float">
            <text:p>176.154365377298</text:p>
          </table:table-cell>
          <table:table-cell table:formula="of:=[.K15]/[.$J3]" office:value-type="float" office:value="174.287613582669" calcext:value-type="float">
            <text:p>174.287613582669</text:p>
          </table:table-cell>
          <table:table-cell table:formula="of:=[.L15]/[.$J3]" office:value-type="float" office:value="172.420861788041" calcext:value-type="float">
            <text:p>172.420861788041</text:p>
          </table:table-cell>
          <table:table-cell table:formula="of:=[.M15]/[.$J3]" office:value-type="float" office:value="170.554109993412" calcext:value-type="float">
            <text:p>170.554109993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7:55:27.407443470</meta:creation-date>
    <dc:date>2024-03-04T08:43:52.880961622</dc:date>
    <meta:editing-duration>PT1M8S</meta:editing-duration>
    <meta:editing-cycles>1</meta:editing-cycles>
    <meta:document-statistic meta:table-count="1" meta:cell-count="134" meta:object-count="0"/>
    <meta:generator>LibreOffice/7.3.7.2$Linux_X86_64 LibreOffice_project/30$Build-2</meta:generator>
  </office:meta>
</office:document-meta>
</file>